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09cm"/>
    </style:style>
    <style:style style:name="co13" style:family="table-column">
      <style:table-column-properties fo:break-before="auto" style:column-width="2.515cm"/>
    </style:style>
    <style:style style:name="co14" style:family="table-column">
      <style:table-column-properties fo:break-before="auto" style:column-width="2.147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24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3.323cm"/>
    </style:style>
    <style:style style:name="co24" style:family="table-column">
      <style:table-column-properties fo:break-before="auto" style:column-width="2.106cm"/>
    </style:style>
    <style:style style:name="co25" style:family="table-column">
      <style:table-column-properties fo:break-before="auto" style:column-width="1.526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Q26]=&quot;****&quot;)AND([.Q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Q27]=&quot;****&quot;)AND([.Q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Q28]=&quot;****&quot;)AND([.Q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Q30]=&quot;****&quot;)AND([.Q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Q38]=&quot;****&quot;)AND([.Q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Q46]=&quot;****&quot;)AND([.Q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Q47]=&quot;****&quot;)AND([.Q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Q48]=&quot;****&quot;)AND([.Q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Q49]=&quot;****&quot;)AND([.Q4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Q50]=&quot;****&quot;)AND([.Q5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Q51]=&quot;****&quot;)AND([.Q5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Q52]=&quot;****&quot;)AND([.Q5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Q53]=&quot;****&quot;)AND([.Q5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Q54]=&quot;****&quot;)AND([.Q5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Q55]=&quot;****&quot;)AND([.Q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Q56]=&quot;****&quot;)AND([.Q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Q57]=&quot;****&quot;)AND([.Q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Q58]=&quot;****&quot;)AND([.Q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Q59]=&quot;****&quot;)AND([.Q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Q60]=&quot;****&quot;)AND([.Q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Q61]=&quot;****&quot;)AND([.Q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Q62]=&quot;****&quot;)AND([.Q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Q63]=&quot;****&quot;)AND([.Q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Q64]=&quot;****&quot;)AND([.Q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Q65]=&quot;****&quot;)AND([.Q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Q66]=&quot;****&quot;)AND([.Q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Q67]=&quot;****&quot;)AND([.Q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6]&gt;20)OR(NOT([.Q26]=&quot;****&quot;)AND(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Q27]=&quot;****&quot;)AND(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8]&gt;20)OR(NOT([.Q28]=&quot;****&quot;)AND(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Q30]=&quot;****&quot;)AND(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38]&gt;20)OR(NOT([.Q38]=&quot;****&quot;)AND([.Q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SHOUT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Q43]=&quot;****&quot;)AND(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44]&gt;20)OR(NOT([.Q44]=&quot;****&quot;)AND(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Q46]=&quot;****&quot;)AND([.Q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2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9">09/09/2006</text:date>, <text:time>02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09T02:23:28</dc:date>
    <dc:language>en-US</dc:language>
    <meta:editing-cycles>80</meta:editing-cycles>
    <meta:editing-duration>P3DT3H9M20S</meta:editing-duration>
    <meta:user-defined meta:name="Info 1"/>
    <meta:user-defined meta:name="Info 2"/>
    <meta:user-defined meta:name="Info 3"/>
    <meta:user-defined meta:name="Info 4"/>
    <meta:document-statistic meta:table-count="4" meta:cell-count="3613"/>
  </office:meta>
</office:document-meta>
</file>